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paragraph-rsid="0007dbd2"/>
    </style:style>
    <style:style style:name="P2" style:family="paragraph" style:parent-style-name="Text_20_body">
      <style:paragraph-properties fo:text-align="center" style:justify-single-word="false"/>
      <style:text-properties fo:font-size="96pt" officeooo:rsid="00190df4" officeooo:paragraph-rsid="0007dbd2" style:font-size-asian="96pt" style:font-size-complex="96pt"/>
    </style:style>
    <style:style style:name="P3" style:family="paragraph" style:parent-style-name="Title">
      <style:paragraph-properties fo:break-before="page"/>
      <style:text-properties fo:font-size="72pt" officeooo:rsid="00090ab8" officeooo:paragraph-rsid="00090ab8" style:font-size-asian="63pt" style:font-size-complex="72pt"/>
    </style:style>
    <style:style style:name="T1" style:family="text">
      <style:text-properties fo:font-variant="normal" fo:text-transform="none" fo:color="#363531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araoke</text:p>
      <text:p text:style-name="P2"><text:span text:style-name="T1">🎵</text:span></text:p>
      <text:p text:style-name="P1">By <text:span text:style-name="Strong_20_Emphasis">JEB</text:span> (je.bissey@gmail.com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7T17:28:56.210000000</meta:creation-date>
    <dc:date>2023-06-17T17:32:13.410000000</dc:date>
    <meta:editing-duration>PT3M17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3" meta:word-count="5" meta:character-count="36" meta:non-whitespace-character-count="34"/>
  </office:meta>
</office:document-meta>
</file>